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7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18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11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svg:stroke-linecap="round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svg:stroke-linecap="round" draw:fill="none" draw:fill-color="#ffffff" fo:min-height="0.39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cm" svg:stroke-color="#000000" draw:marker-start-width="0.2cm" draw:marker-end-width="0.2cm" svg:stroke-linecap="round"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57cm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draw:textarea-horizontal-align="left" draw:auto-grow-height="true" draw:auto-grow-width="true" fo:min-height="0.357cm" fo:min-width="7.1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789cm"/>
      <style:paragraph-properties style:writing-mode="lr-tb"/>
    </style:style>
    <style:style style:name="co1" style:family="table-column">
      <style:table-column-properties style:column-width="1.3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11.61cm" style:use-optimal-column-width="false"/>
    </style:style>
    <style:style style:name="co5" style:family="table-column">
      <style:table-column-properties style:column-width="1.873cm" style:use-optimal-column-width="false"/>
    </style:style>
    <style:style style:name="co6" style:family="table-column">
      <style:table-column-properties style:column-width="1.889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617cm"/>
    </style:style>
    <style:style style:name="ce1" style:family="table-cell">
      <loext:graphic-properties draw:fill="none"/>
      <style:paragraph-properties fo:border="0.03pt solid #000000"/>
      <style:text-properties fo:font-size="10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0pt" style:font-size-asian="18pt" style:font-size-complex="18pt"/>
    </style:style>
    <style:style style:name="ce3" style:family="table-cell">
      <loext:graphic-properties draw:fill="none"/>
      <style:paragraph-properties fo:border="0.03pt solid #000000"/>
      <style:text-properties fo:font-size="10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none"/>
      <style:paragraph-properties fo:text-align="center" fo:border="0.03pt solid #ffffff"/>
      <style:text-properties fo:font-size="9pt" style:font-size-asian="9pt" style:font-size-complex="9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line-height="150%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 fo:font-weight="bold" style:font-size-asian="18pt" style:font-weight-asian="bold" style:font-size-complex="18pt" style:font-weight-complex="bold"/>
    </style:style>
    <style:style style:name="P8" style:family="paragraph"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size="10pt" style:font-size-asian="18pt" style:font-size-complex="18pt"/>
    </style:style>
    <style:style style:name="P11" style:family="paragraph">
      <style:text-properties fo:font-size="10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Liberation Sans" fo:font-size="10pt" style:letter-kerning="true" style:font-name-asian="Noto Sans CJK SC" style:font-size-asian="18pt" style:font-name-complex="FreeSans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Liberation Sans" fo:font-size="10pt" fo:font-weight="normal" style:letter-kerning="true" style:font-name-asian="Noto Sans CJK SC" style:font-size-asian="18pt" style:font-weight-asian="normal" style:font-name-complex="FreeSans" style:font-size-complex="18pt" style:font-weight-complex="normal"/>
    </style:style>
    <style:style style:name="T11" style:family="text">
      <style:text-properties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cm" svg:height="2cm" svg:x="3cm" svg:y="11.1cm">
          <draw:text-box>
            <text:p>Аппаратный генератор углов v0.01.</text:p>
            <text:p>Техническое справочное руководство.</text:p>
          </draw:text-box>
        </draw:frame>
      </draw:page>
      <draw:page draw:name="page2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Suppression Filter Compare Register (HWASFCR)</text:span></text:p>
            <text:p text:style-name="P2"><text:span text:style-name="T2">Offset = </text:span><text:span text:style-name="T1">0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cm" svg:y="5cm" svg:viewBox="0 0 15000 600" draw:points="0,0 15000,0 15000,600 0,600">
          <text:p text:style-name="P5"><text:span text:style-name="T2">SFCR</text:span></text:p>
        </draw:polygon>
        <draw:frame draw:style-name="gr6" draw:text-style-name="P3" draw:layer="layout" svg:width="0.9cm" svg:height="0.645cm" svg:x="3cm" svg:y="4.35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4.35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3">Suppression Filter Compare Register (HWASFCR</text:span><text:span text:style-name="T1">)</text:span></text:p>
          </draw:text-box>
        </draw:frame>
        <draw:frame draw:style-name="standard" draw:layer="layout" svg:width="16.998cm" svg:height="1.309cm" svg:x="1.997cm" svg:y="6.9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Bit</text:span></text:p>
              </table:table-cell>
              <table:table-cell>
                <text:p text:style-name="P8"><text:span text:style-name="T4">Field</text:span></text:p>
              </table:table-cell>
              <table:table-cell>
                <text:p text:style-name="P8"><text:span text:style-name="T4">Value</text:span></text:p>
              </table:table-cell>
              <table:table-cell>
                <text:p text:style-name="P8"><text:span text:style-name="T4">Descriptio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15-0</text:span></text:p>
              </table:table-cell>
              <table:table-cell>
                <text:p text:style-name="P8"><text:span text:style-name="T2">SFCR</text:span></text:p>
              </table:table-cell>
              <table:table-cell/>
              <table:table-cell>
                <text:p text:style-name="P8"><text:span text:style-name="T4">Counter Compare Val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9" draw:layer="layout" svg:width="1.5cm" svg:height="0.607cm" svg:x="9.8cm" svg:y="5.655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27cm" svg:y="6.293cm">
          <draw:text-box>
            <text:p><text:span text:style-name="T5">LEGEND: R/W = Read/Write; -n = value after reset</text:span></text:p>
          </draw:text-box>
        </draw:frame>
      </draw:page>
      <draw:page draw:name="page3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Global Configuration Set Register 0 (HWAGCSR0)</text:span></text:p>
            <text:p text:style-name="P2"><text:span text:style-name="T2">Offset = </text:span><text:span text:style-name="T1">8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Global Configuration Set Register 0 (HWAGCSR0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>SFLT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>Suppression Filter Enable.</text:span></text:p>
                <text:p text:style-name="P11"><text:span text:style-name="T7">Read: </text:span><text:span text:style-name="T6">Suppression Filter is disabled.</text:span></text:p>
                <text:p text:style-name="P11"><text:span text:style-name="T6">Write: Writes have no effect.</text:span></text:p>
                <text:p text:style-name="P11"><text:span text:style-name="T7">Read: </text:span><text:span text:style-name="T6">Suppression Filter is enabled.</text:span></text:p>
                <text:p text:style-name="P11"><text:span text:style-name="T7">Write: </text:span><text:span text:style-name="T6">Suppression Filter is enabl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EDGES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7">Write: </text:span><text:span text:style-name="T6">Fall edge select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7">Write: </text:span><text:span text:style-name="T6">Capture enabled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SFLTE</text:span></text:p>
              </table:table-cell>
              <table:table-cell>
                <text:p text:style-name="P10"><text:span text:style-name="T4">EDGES</text:span></text:p>
              </table:table-cell>
              <table:table-cell>
                <text:p text:style-name="P10"><text:span text:style-name="T4">CAP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4" draw:style-name="dp1" draw:master-page-name="Обычный">
        <draw:frame draw:style-name="gr2" draw:text-style-name="P3" draw:layer="layout" svg:width="17cm" svg:height="1.236cm" svg:x="1.989cm" svg:y="2.366cm">
          <draw:text-box>
            <text:p><text:span text:style-name="T1">Global Configuration Clear Register 0 (HWAGCCR0)</text:span></text:p>
            <text:p text:style-name="P2"><text:span text:style-name="T2">Offset = </text:span><text:span text:style-name="T1">82h</text:span></text:p>
          </draw:text-box>
        </draw:frame>
        <draw:line draw:style-name="gr3" draw:text-style-name="P4" draw:layer="layout" svg:x1="1.989cm" svg:y1="2.002cm" svg:x2="18.989cm" svg:y2="2.002cm">
          <text:p/>
        </draw:line>
        <draw:frame draw:style-name="gr4" draw:text-style-name="P3" draw:layer="layout" svg:width="17cm" svg:height="0.745cm" svg:x="1.989cm" svg:y="1.202cm">
          <draw:text-box>
            <text:p><text:span text:style-name="T2">HWAG Control Registers</text:span></text:p>
          </draw:text-box>
        </draw:frame>
        <draw:frame draw:style-name="gr11" draw:text-style-name="P7" draw:layer="layout" svg:width="10.011cm" svg:height="1.039cm" svg:x="5.989cm" svg:y="3.65cm">
          <draw:text-box>
            <text:p><text:span text:style-name="T1">Global Configuration Clear Register 0 (HWAGCCR0)</text:span></text:p>
          </draw:text-box>
        </draw:frame>
        <draw:frame draw:style-name="standard" draw:layer="layout" svg:width="16.998cm" svg:height="8.002cm" svg:x="2.014cm" svg:y="8.8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>SFLT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>Suppression Filter Enable.</text:span></text:p>
                <text:p text:style-name="P11"><text:span text:style-name="T7">Read: </text:span><text:span text:style-name="T6">Suppression Filter is disabled.</text:span></text:p>
                <text:p text:style-name="P11"><text:span text:style-name="T6">Write: Writes have no effect.</text:span></text:p>
                <text:p text:style-name="P11"><text:span text:style-name="T7">Read: </text:span><text:span text:style-name="T6">Suppression Filter is enabled.</text:span></text:p>
                <text:p text:style-name="P11"><text:span text:style-name="T9">Write: </text:span><text:span text:style-name="T10">Suppression Filter is </text:span><text:span text:style-name="T6">disabled</text:span><text:span text:style-name="T11">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EDGES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9">Write: Rise edge select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9">Write: </text:span><text:span text:style-name="T10">Capture </text:span><text:span text:style-name="T11">disabled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0" draw:text-style-name="P12" draw:layer="layout" svg:width="7.7cm" svg:height="0.607cm" svg:x="1.989cm" svg:y="8.20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2.989cm" svg:y="7.04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SFLTE</text:span></text:p>
              </table:table-cell>
              <table:table-cell>
                <text:p text:style-name="P10"><text:span text:style-name="T4">EDGES</text:span></text:p>
              </table:table-cell>
              <table:table-cell>
                <text:p text:style-name="P10"><text:span text:style-name="T4">CAP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4.999cm" svg:height="0.654cm" svg:x="2.986cm" svg:y="5.0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4.999cm" svg:height="0.616cm" svg:x="2.98cm" svg:y="7.739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4.999cm" svg:height="0.616cm" svg:x="2.989cm" svg:y="6.34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11.svm" xlink:type="simple" xlink:show="embed" xlink:actuate="onLoad"/>
        </draw:frame>
      </draw:page>
      <draw:page draw:name="page5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Set Register (HWAIESR)</text:span></text:p>
            <text:p text:style-name="P2"><text:span text:style-name="T2">Offset = </text:span><text:span text:style-name="T1">84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Set Register (HWAIES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/></text:p>
                <text:p text:style-name="P11"><text:span text:style-name="T7">Read:</text:span></text:p>
                <text:p text:style-name="P11"><text:span text:style-name="T6">Write: Writes have no effect.</text:span></text:p>
                <text:p text:style-name="P11"><text:span text:style-name="T7">Read:</text:span></text:p>
                <text:p text:style-name="P11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/></text:p>
                <text:p text:style-name="P8"><text:span text:style-name="T4">Read:</text:span></text:p>
                <text:p text:style-name="P8"><text:span text:style-name="T6">Write: Writes have no effect.</text:span></text:p>
                <text:p text:style-name="P8"><text:span text:style-name="T6">Read:</text:span></text:p>
                <text:p text:style-name="P8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I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7">Write: </text:span><text:span text:style-name="T6">Capture Interrupt enabled.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CAPIE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16.svm" xlink:type="simple" xlink:show="embed" xlink:actuate="onLoad"/>
        </draw:frame>
      </draw:page>
      <draw:page draw:name="page6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Clear Register (HWAIECR)</text:span></text:p>
            <text:p text:style-name="P2"><text:span text:style-name="T2">Offset = </text:span><text:span text:style-name="T1">86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Clear Register (HWAIEC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/></text:p>
                <text:p text:style-name="P11"><text:span text:style-name="T7">Read:</text:span></text:p>
                <text:p text:style-name="P11"><text:span text:style-name="T6">Write: Writes have no effect.</text:span></text:p>
                <text:p text:style-name="P11"><text:span text:style-name="T7">Read:</text:span></text:p>
                <text:p text:style-name="P11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/></text:p>
                <text:p text:style-name="P8"><text:span text:style-name="T4">Read:</text:span></text:p>
                <text:p text:style-name="P8"><text:span text:style-name="T6">Write: Writes have no effect.</text:span></text:p>
                <text:p text:style-name="P8"><text:span text:style-name="T6">Read:</text:span></text:p>
                <text:p text:style-name="P8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I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9">Write: </text:span><text:span text:style-name="T10">Capture Interrupt </text:span><text:span text:style-name="T11">disabled.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CAPIE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21.svm" xlink:type="simple" xlink:show="embed" xlink:actuate="onLoad"/>
        </draw:frame>
      </draw:page>
      <draw:page draw:name="page7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Flag Register (HWAIFR)</text:span></text:p>
            <text:p text:style-name="P2"><text:span text:style-name="T2">Offset = </text:span><text:span text:style-name="T1">88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Flag Register (HWAIF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/></text:p>
                <text:p text:style-name="P11"><text:span text:style-name="T7">Read:</text:span></text:p>
                <text:p text:style-name="P11"><text:span text:style-name="T6">Write: Writes have no effect.</text:span></text:p>
                <text:p text:style-name="P11"><text:span text:style-name="T7">Read:</text:span></text:p>
                <text:p text:style-name="P11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/></text:p>
                <text:p text:style-name="P8"><text:span text:style-name="T4">Read:</text:span></text:p>
                <text:p text:style-name="P8"><text:span text:style-name="T6">Write: Writes have no effect.</text:span></text:p>
                <text:p text:style-name="P8"><text:span text:style-name="T6">Read:</text:span></text:p>
                <text:p text:style-name="P8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5"><text:span text:style-name="T4">CAPIF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11">Read: Capture Interrupt is pending.</text:span></text:p>
                <text:p text:style-name="P8"><text:span text:style-name="T9">Write: Clear capture interrupt flag</text:span><text:span text:style-name="T11">.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CAPIF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26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stroke-dash="Dashed_20__28_var_29__20_1" draw:fill="none"/>
      <style:paragraph-properties>
        <style:tab-stops/>
      </style:paragraph-properties>
      <style:text-properties fo:font-size="10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14:56:48.485430804</meta:creation-date>
    <dc:date>2020-02-04T10:19:14.778920526</dc:date>
    <meta:editing-duration>PT3H13M43S</meta:editing-duration>
    <meta:editing-cycles>99</meta:editing-cycles>
    <meta:generator>LibreOffice/6.3.4.2.0$Linux_X86_64 LibreOffice_project/30$Build-2</meta:generator>
    <meta:document-statistic meta:object-count="61"/>
  </office:meta>
</office:document-meta>
</file>